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8a9e"/>
    </style:style>
    <style:style style:name="P2" style:family="paragraph" style:parent-style-name="Standard">
      <style:text-properties fo:font-weight="bold" style:font-weight-asian="bold" style:font-weight-complex="bold"/>
    </style:style>
    <style:style style:name="P3" style:family="paragraph" style:parent-style-name="Standard" style:list-style-name="L6">
      <style:text-properties fo:font-weight="bold" officeooo:paragraph-rsid="001d3df8" style:font-weight-asian="bold" style:font-weight-complex="bold"/>
    </style:style>
    <style:style style:name="P4" style:family="paragraph" style:parent-style-name="Standard" style:list-style-name="L7">
      <style:text-properties fo:font-weight="bold" style:font-weight-asian="bold" style:font-weight-complex="bold"/>
    </style:style>
    <style:style style:name="P5" style:family="paragraph" style:parent-style-name="Standard" style:list-style-name="L8">
      <style:text-properties fo:font-weight="bold" style:font-weight-asian="bold" style:font-weight-complex="bold"/>
    </style:style>
    <style:style style:name="P6" style:family="paragraph" style:parent-style-name="Standard" style:list-style-name="L9">
      <style:text-properties fo:font-weight="bold" style:font-weight-asian="bold" style:font-weight-complex="bold"/>
    </style:style>
    <style:style style:name="P7" style:family="paragraph" style:parent-style-name="Standard" style:list-style-name="L10">
      <style:text-properties fo:font-weight="bold" style:font-weight-asian="bold" style:font-weight-complex="bold"/>
    </style:style>
    <style:style style:name="P8" style:family="paragraph" style:parent-style-name="Standard" style:list-style-name="L11">
      <style:text-properties fo:font-weight="bold" style:font-weight-asian="bold" style:font-weight-complex="bold"/>
    </style:style>
    <style:style style:name="P9" style:family="paragraph" style:parent-style-name="Standard" style:list-style-name="L12">
      <style:text-properties fo:font-weight="bold" style:font-weight-asian="bold" style:font-weight-complex="bold"/>
    </style:style>
    <style:style style:name="P10" style:family="paragraph" style:parent-style-name="Standard" style:list-style-name="L14">
      <style:text-properties fo:font-weight="bold" officeooo:paragraph-rsid="0025ccb5" style:font-weight-asian="bold" style:font-weight-complex="bold"/>
    </style:style>
    <style:style style:name="P11" style:family="paragraph" style:parent-style-name="Standard" style:list-style-name="L15">
      <style:text-properties fo:font-weight="bold" style:font-weight-asian="bold" style:font-weight-complex="bold"/>
    </style:style>
    <style:style style:name="P12" style:family="paragraph" style:parent-style-name="Standard" style:list-style-name="L16">
      <style:text-properties fo:font-weight="bold" style:font-weight-asian="bold" style:font-weight-complex="bold"/>
    </style:style>
    <style:style style:name="P13" style:family="paragraph" style:parent-style-name="Standard" style:list-style-name="L17">
      <style:text-properties fo:font-weight="bold" style:font-weight-asian="bold" style:font-weight-complex="bold"/>
    </style:style>
    <style:style style:name="P14" style:family="paragraph" style:parent-style-name="Standard">
      <style:text-properties officeooo:paragraph-rsid="001c8d29"/>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text-properties officeooo:paragraph-rsid="001d3df8"/>
    </style:style>
    <style:style style:name="P20" style:family="paragraph" style:parent-style-name="Standard">
      <style:text-properties officeooo:paragraph-rsid="0025ccb5"/>
    </style:style>
    <style:style style:name="P21" style:family="paragraph" style:parent-style-name="Standard" style:master-page-name="">
      <loext:graphic-properties draw:fill="none"/>
      <style:paragraph-properties fo:margin-left="0.5in" fo:margin-right="0in" fo:text-indent="0.25in" style:auto-text-indent="false" style:page-number="auto" fo:background-color="transparent"/>
    </style:style>
    <style:style style:name="P22" style:family="paragraph" style:parent-style-name="Standard" style:master-page-name="">
      <loext:graphic-properties draw:fill="none"/>
      <style:paragraph-properties fo:margin-left="1in" fo:margin-right="0in" fo:text-indent="0.25in" style:auto-text-indent="false" style:page-number="auto" fo:background-color="transparent"/>
    </style:style>
    <style:style style:name="P23" style:family="paragraph" style:parent-style-name="Standard" style:master-page-name="">
      <loext:graphic-properties draw:fill="none"/>
      <style:paragraph-properties fo:margin-left="1in" fo:margin-right="0in" fo:text-indent="0.25in" style:auto-text-indent="false" style:page-number="auto" fo:background-color="transparent"/>
    </style:style>
    <style:style style:name="P24" style:family="paragraph" style:parent-style-name="Standard" style:master-page-name="">
      <loext:graphic-properties draw:fill="none"/>
      <style:paragraph-properties fo:margin-left="1in" fo:margin-right="0in" fo:text-indent="0.25in" style:auto-text-indent="false" style:page-number="auto" fo:background-color="transparent"/>
    </style:style>
    <style:style style:name="P25" style:family="paragraph" style:parent-style-name="Standard" style:master-page-name="">
      <loext:graphic-properties draw:fill="none"/>
      <style:paragraph-properties fo:margin-left="1in" fo:margin-right="0in" fo:text-indent="0.25in" style:auto-text-indent="false" style:page-number="auto" fo:background-color="transparent"/>
    </style:style>
    <style:style style:name="P26" style:family="paragraph" style:parent-style-name="Standard" style:master-page-name="">
      <loext:graphic-properties draw:fill="none"/>
      <style:paragraph-properties fo:margin-left="1.25in" fo:margin-right="0in" fo:text-indent="0in" style:auto-text-indent="false" style:page-number="auto" fo:background-color="transparent"/>
    </style:style>
    <style:style style:name="P27" style:family="paragraph" style:parent-style-name="Standard" style:master-page-name="">
      <loext:graphic-properties draw:fill="none"/>
      <style:paragraph-properties fo:margin-left="1.25in" fo:margin-right="0in" fo:text-indent="0in" style:auto-text-indent="false" style:page-number="auto" fo:background-color="transparent"/>
    </style:style>
    <style:style style:name="P28" style:family="paragraph" style:parent-style-name="Standard" style:master-page-name="">
      <loext:graphic-properties draw:fill="none"/>
      <style:paragraph-properties fo:margin-left="2.25in" fo:margin-right="0in" fo:text-indent="0in" style:auto-text-indent="false" style:page-number="auto" fo:background-color="transparent">
        <style:tab-stops>
          <style:tab-stop style:position="0.0626in"/>
        </style:tab-stops>
      </style:paragraph-properties>
    </style:style>
    <style:style style:name="P29" style:family="paragraph" style:parent-style-name="Standard" style:master-page-name="">
      <loext:graphic-properties draw:fill="none"/>
      <style:paragraph-properties fo:margin-left="2.25in" fo:margin-right="0in" fo:text-indent="0in" style:auto-text-indent="false" style:page-number="auto" fo:background-color="transparent"/>
      <style:text-properties officeooo:paragraph-rsid="0026f1a9"/>
    </style:style>
    <style:style style:name="P30" style:family="paragraph" style:parent-style-name="Standard" style:master-page-name="">
      <loext:graphic-properties draw:fill="none"/>
      <style:paragraph-properties fo:margin-left="2.25in" fo:margin-right="0in" fo:text-indent="0in" style:auto-text-indent="false" style:page-number="auto" fo:background-color="transparent"/>
    </style:style>
    <style:style style:name="P31" style:family="paragraph" style:parent-style-name="Standard" style:master-page-name="">
      <loext:graphic-properties draw:fill="none"/>
      <style:paragraph-properties fo:margin-left="2.25in" fo:margin-right="0in" fo:text-indent="0in" style:auto-text-indent="false" style:page-number="auto" fo:background-color="transparent"/>
    </style:style>
    <style:style style:name="P32" style:family="paragraph" style:parent-style-name="Standard" style:master-page-name="">
      <loext:graphic-properties draw:fill="none"/>
      <style:paragraph-properties fo:margin-left="2.25in" fo:margin-right="0in" fo:text-indent="0in" style:auto-text-indent="false" style:page-number="auto" fo:background-color="transparent"/>
    </style:style>
    <style:style style:name="P33" style:family="paragraph" style:parent-style-name="Standard">
      <loext:graphic-properties draw:fill="none"/>
      <style:paragraph-properties fo:margin-left="2.25in" fo:margin-right="0in" fo:text-indent="0in" style:auto-text-indent="false" fo:background-color="transparent"/>
      <style:text-properties officeooo:paragraph-rsid="0026f1a9"/>
    </style:style>
    <style:style style:name="P34" style:family="paragraph" style:parent-style-name="Standard" style:master-page-name="">
      <loext:graphic-properties draw:fill="none"/>
      <style:paragraph-properties fo:margin-left="2.25in" fo:margin-right="0in" fo:text-indent="0in" style:auto-text-indent="false" style:page-number="auto" fo:background-color="transparent"/>
      <style:text-properties fo:font-weight="bold" style:font-weight-asian="bold" style:font-weight-complex="bold"/>
    </style:style>
    <style:style style:name="P35" style:family="paragraph" style:parent-style-name="Standard" style:master-page-name="">
      <loext:graphic-properties draw:fill="none"/>
      <style:paragraph-properties fo:margin-left="2.25in" fo:margin-right="0in" fo:text-indent="0in" style:auto-text-indent="false" style:page-number="auto" fo:background-color="transparent"/>
    </style:style>
    <style:style style:name="T1" style:family="text">
      <style:text-properties fo:font-weight="bold" style:font-weight-asian="bold" style:font-weight-complex="bold"/>
    </style:style>
    <style:style style:name="T2" style:family="text">
      <style:text-properties fo:font-weight="bold" officeooo:rsid="001b3992" style:font-weight-asian="bold" style:font-weight-complex="bold"/>
    </style:style>
    <style:style style:name="T3" style:family="text">
      <style:text-properties officeooo:rsid="001a4553"/>
    </style:style>
    <style:style style:name="T4" style:family="text">
      <style:text-properties officeooo:rsid="00248900"/>
    </style:style>
    <style:style style:name="T5" style:family="text">
      <style:text-properties officeooo:rsid="0025ccb5"/>
    </style:style>
    <style:style style:name="T6" style:family="text">
      <style:text-properties officeooo:rsid="0026f1a9"/>
    </style:style>
    <style:style style:name="T7" style:family="text">
      <style:text-properties officeooo:rsid="0026f452"/>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189in" fo:text-indent="-0.25in" fo:margin-left="2.0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89in" fo:text-indent="-0.25in" fo:margin-left="2.2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89in" fo:text-indent="-0.25in" fo:margin-left="2.5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689in" fo:text-indent="-0.25in" fo:margin-left="2.7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189in" fo:text-indent="-0.25in" fo:margin-left="3.0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689in" fo:text-indent="-0.25in" fo:margin-left="3.2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189in" fo:text-indent="-0.25in" fo:margin-left="3.5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689in" fo:text-indent="-0.25in" fo:margin-left="3.7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0189in" fo:text-indent="-0.25in" fo:margin-left="4.0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689in" fo:text-indent="-0.25in" fo:margin-left="4.268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Basic types of Experimental Design :</text:p>
      <text:p text:style-name="P1"><text:s text:c="4"/></text:p>
      <text:p text:style-name="P1"><text:tab/><text:span text:style-name="T1">pre- experimental designs:</text:span></text:p>
      <text:p text:style-name="P1"><text:s text:c="4"/></text:p>
      <text:p text:style-name="P1"><text:tab/><text:span text:style-name="T1">true experimental designs:</text:span></text:p>
      <text:p text:style-name="Standard"><text:s text:c="7"/></text:p>
      <text:p text:style-name="P21"><text:s/><text:tab/>characterized by random selection of participants and random assignment of participants. The researcher has complete control of the extraneous variables and thus it can be confidently concluded that the effect(dependent variable/outcome) is directly due to the manipulation of the independent variable(treatment/cause).<text:span text:style-name="T1"> 4 elements that every true experimental design should consider:</text:span></text:p>
      <text:p text:style-name="Standard"><text:s text:c="11"/></text:p>
      <text:list xml:id="list15805236" text:style-name="L1">
        <text:list-item>
          <text:p text:style-name="P15"><text:span text:style-name="T1">manipulation:</text:span></text:p>
        </text:list-item>
      </text:list>
      <text:p text:style-name="Standard"><text:s text:c="11"/></text:p>
      <text:p text:style-name="P22"><text:s text:c="8"/>the researcher willfully will manipulate the cause (independent variable; treatment) and there <text:tab/>must be clear procedural guidelines for application of the cause(treatment; independent variable) to promote consistency for following identical experiments and so that the <text:tab/>manipulation itself does not affect the outcome(dependent variable)</text:p>
      <text:p text:style-name="Standard"><text:s text:c="11"/></text:p>
      <text:list xml:id="list1646196043" text:style-name="L2">
        <text:list-item>
          <text:p text:style-name="P16"><text:span text:style-name="T1">control:</text:span></text:p>
        </text:list-item>
      </text:list>
      <text:p text:style-name="Standard"><text:s text:c="11"/></text:p>
      <text:p text:style-name="P22"><text:s text:c="8"/>keep all other extraneous confounding third lurking variables constant. Establish internal, construct and external (population and ecological validity)</text:p>
      <text:p text:style-name="Standard"><text:s text:c="11"/></text:p>
      <text:list xml:id="list2620309578" text:style-name="L3">
        <text:list-item>
          <text:p text:style-name="P17"><text:span text:style-name="T1">random selection:</text:span></text:p>
        </text:list-item>
      </text:list>
      <text:p text:style-name="Standard"><text:s text:c="11"/></text:p>
      <text:p text:style-name="P22"><text:s text:c="8"/>choose a test subject randomly to help comprise the sample from a population in such a way that any other test subject in the population would have the equal chance of being chosen and thus be a true representative of the population and the outcome(effect/dependent variable) could be generalized to the population(help establish external(population validity))</text:p>
      <text:p text:style-name="Standard"><text:s text:c="11"/></text:p>
      <text:list xml:id="list1892520211" text:style-name="L4">
        <text:list-item>
          <text:p text:style-name="P18"><text:span text:style-name="T1">random assignment:</text:span></text:p>
        </text:list-item>
      </text:list>
      <text:p text:style-name="Standard"><text:s text:c="15"/></text:p>
      <text:p text:style-name="P22"><text:s text:c="8"/>randomly assign each test subject from the sample to either the control group or test group (to rec<text:span text:style-name="T3">eiv</text:span>e the cause; change; treatment; independent variable) so that each test subject has the same probability of being assigned to either of the two </text:p>
      <text:p text:style-name="Standard"><text:s text:c="15"/><text:tab/>groups mentioned. Helps to maintain control; eliminate extraneous confou<text:span text:style-name="T3">n</text:span>ding third <text:tab/><text:tab/><text:tab/>lurking variables(filter out noise; establish internal validity &amp; construct validity).</text:p>
      <text:p text:style-name="Standard"><text:s text:c="7"/></text:p>
      <text:p text:style-name="P14"><text:s text:c="7"/><text:tab/><text:tab/></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oft-page-break/><text:span text:style-name="T1"><text:tab/><text:tab/>types </text:span><text:span text:style-name="T2">of true experimental design</text:span><text:span text:style-name="T1">:</text:span></text:p>
      <text:p text:style-name="P19"><text:s text:c="11"/></text:p>
      <text:list xml:id="list2788059693" text:style-name="L6">
        <text:list-item>
          <text:p text:style-name="P3">Post-test Only Design:</text:p>
        </text:list-item>
      </text:list>
      <text:p text:style-name="P2"><text:s text:c="11"/></text:p>
      <text:list xml:id="list1205736306" text:style-name="L7">
        <text:list-item>
          <text:p text:style-name="P4">Pretest-Post (A/B)test Only Design:</text:p>
        </text:list-item>
      </text:list>
      <text:p text:style-name="Standard"><text:s text:c="11"/></text:p>
      <text:p text:style-name="P26"><text:s text:c="15"/>The test subjects are randomly selected from a population(helps establish external(population validity; reduce selection bias) and randomly assigned(helps reduce assignment bias; help establish internal validity) to either the control group(control version) or experimental(test version) group. Both groups are pretested(A/A testing for effect/ outcome) for the independent variable(treatment)(filter out experimental noise; <text:s/>confounding "third" lurking variable)(further help establish internal validity; confidence in a cause(treatment; independent variable) and effect(outcome; dependent variable) relationship in an experiment by temporal precedence, establishing causality by eliminating confounding "third" lurking variable) (?construct validity?; whether the intended cause(treatment; independent variable) influenced the effect(outcome; dependent variable). The experimental(test) group receives(manipulation; application guidelines) the treatment (independent variable) and both groups are post tested to examine the effects of independent variable(treatment) on dependent variable (effect/outcome). (?External validity?; population valid<text:span text:style-name="T4">i</text:span>ty(random selection) &amp; ecological validity)? (all these components help establish control by helping to establish internal, construct, external </text:p>
      <text:p text:style-name="P26">validity)-&gt; follow up with t-test (difference in means of the two samples in relation to size and variance of the two samples(noise of the data)) -&gt; the greater the magnitude of t-value either neg<text:span text:style-name="T4">ative</text:span> or pos<text:span text:style-name="T4">itive</text:span> → the more extreme the t-value-&gt; the less the p-value(the probability of obta<text:span text:style-name="T4">inin</text:span>g a t-value that extreme) -&gt; the lower the p-value (below .05) -&gt; rejection of null hypothesis (no difference between the two groups)</text:p>
      <text:p text:style-name="Standard"><text:s text:c="15"/></text:p>
      <text:p text:style-name="Standard"><text:s text:c="15"/></text:p>
      <text:p text:style-name="Standard"><text:s text:c="15"/></text:p>
      <text:list xml:id="list1657870224" text:style-name="L12">
        <text:list-item>
          <text:p text:style-name="P9">components:</text:p>
        </text:list-item>
      </text:list>
      <text:p text:style-name="P20"><text:s text:c="15"/></text:p>
      <text:list xml:id="list2959727311" text:style-name="L14">
        <text:list-item>
          <text:p text:style-name="P10">two versions:</text:p>
        </text:list-item>
      </text:list>
      <text:p text:style-name="Standard"><text:s text:c="26"/></text:p>
      <text:p text:style-name="P28"><text:s text:c="14"/>control version(control group) and test version(test group with the application of th<text:span text:style-name="T5">e cause </text:span>(treatment/independent variable)</text:p>
      <text:p text:style-name="Standard"><text:s text:c="22"/></text:p>
      <text:list xml:id="list3026587917" text:style-name="L15">
        <text:list-item>
          <text:p text:style-name="P11">sample:</text:p>
        </text:list-item>
      </text:list>
      <text:p text:style-name="Standard"><text:s text:c="22"/></text:p>
      <text:p text:style-name="P30"><text:s text:c="15"/>true representation of the <text:s/>population you want to study <text:s text:c="2"/>where each test subject has the same probability of </text:p>
      <text:p text:style-name="P30">being chosen </text:p>
      <text:p text:style-name="Standard"><text:s text:c="22"/></text:p>
      <text:list xml:id="list1509997673" text:style-name="L16">
        <text:list-item>
          <text:p text:style-name="P12">hypothesis:</text:p>
        </text:list-item>
      </text:list>
      <text:p text:style-name="Standard"><text:s text:c="26"/></text:p>
      <text:p text:style-name="P30"><text:s text:c="15"/>what to expect to happen in control version vs. test version</text:p>
      <text:p text:style-name="Standard"><text:s text:c="26"/></text:p>
      <text:p text:style-name="Standard"><text:s text:c="22"/></text:p>
      <text:list xml:id="list329822735" text:style-name="L17">
        <text:list-item>
          <text:p text:style-name="P13"><text:soft-page-break/>outcome:</text:p>
        </text:list-item>
      </text:list>
      <text:p text:style-name="Standard"><text:s text:c="18"/></text:p>
      <text:p text:style-name="P29"><text:s text:c="16"/>result(dependent variable/effect) of <text:s/>cause (independent variable/treatment) on test version vs result of contro<text:span text:style-name="T6">l </text:span>versio<text:span text:style-name="T6">n</text:span></text:p>
      <text:p text:style-name="P33"/>
      <text:p text:style-name="P33"><text:span text:style-name="T1">* key metric</text:span> to capture the effect(dependent variable/outcome) of the treatment(independent variable/cause) exe<text:span text:style-name="T7">c</text:span>uted on the test version including test group</text:p>
      <text:p text:style-name="Standard"><text:s text:c="29"/></text:p>
      <text:p text:style-name="P34"><text:s/>other independent variables(cause/treatment):</text:p>
      <text:p text:style-name="Standard"><text:s text:c="26"/></text:p>
      <text:p text:style-name="P30"><text:s text:c="17"/>secondary outcome(result/dependent variable) which are of lessor concern than primary outcome but can be measure<text:span text:style-name="T6">d </text:span>from the difference in the control and test versions</text:p>
      <text:p text:style-name="Standard"><text:s text:c="18"/></text:p>
      <text:p text:style-name="Standard"><text:s text:c="22"/></text:p>
      <text:p text:style-name="Standard"><text:s text:c="18"/></text:p>
      <text:p text:style-name="Standard"><text:s text:c="19"/></text:p>
      <text:p text:style-name="Standard"><text:s text:c="17"/></text:p>
      <text:p text:style-name="Standard"><text:s text:c="18"/></text:p>
      <text:p text:style-name="Standard"><text:s text:c="18"/></text:p>
      <text:p text:style-name="Standard"><text:s text:c="11"/></text:p>
      <text:list xml:id="list2160044889" text:style-name="L8">
        <text:list-item>
          <text:p text:style-name="P5">Solomon Four Group Design:</text:p>
        </text:list-item>
      </text:list>
      <text:p text:style-name="P2"><text:s text:c="11"/></text:p>
      <text:list xml:id="list2016243372" text:style-name="L9">
        <text:list-item>
          <text:p text:style-name="P6">Factorial Design:</text:p>
        </text:list-item>
      </text:list>
      <text:p text:style-name="P2"><text:s text:c="11"/></text:p>
      <text:list xml:id="list2290808494" text:style-name="L10">
        <text:list-item>
          <text:p text:style-name="P7">Randomized Block Design:</text:p>
        </text:list-item>
      </text:list>
      <text:p text:style-name="P2"><text:s text:c="11"/></text:p>
      <text:list xml:id="list3506048490" text:style-name="L11">
        <text:list-item>
          <text:p text:style-name="P8">Crossover Design (Repeat Measures Design):</text:p>
        </text:list-item>
      </text:list>
      <text:p text:style-name="P2"><text:s text:c="4"/></text:p>
      <text:p text:style-name="Standard"><text:s text:c="3"/><text:span text:style-name="T1"><text:s/>quasi- experimental desig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16:57:59.235000000</meta:creation-date>
    <meta:generator>LibreOffice/6.0.5.2$Windows_X86_64 LibreOffice_project/54c8cbb85f300ac59db32fe8a675ff7683cd5a16</meta:generator>
    <dc:date>2019-01-08T10:56:40.917000000</dc:date>
    <meta:editing-duration>PT17H58M28S</meta:editing-duration>
    <meta:editing-cycles>25</meta:editing-cycles>
    <meta:document-statistic meta:table-count="0" meta:image-count="0" meta:object-count="0" meta:page-count="3" meta:paragraph-count="78" meta:word-count="618" meta:character-count="5391" meta:non-whitespace-character-count="4026"/>
  </office:meta>
</office:document-meta>
</file>